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6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Размери</text:p>
          </table:table-cell>
          <table:table-cell office:value-type="string" calcext:value-type="string">
            <text:p>брой</text:p>
          </table:table-cell>
        </table:table-row>
        <table:table-row table:style-name="ro1">
          <table:table-cell office:value-type="string" calcext:value-type="string">
            <text:p>Дължина</text:p>
          </table:table-cell>
          <table:table-cell table:style-name="Default" office:value-type="string" calcext:value-type="string">
            <text:p>тип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80*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120*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100*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00*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60*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60*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60*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80*1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.00.0000</text:date>, <text:time style:data-style-name="N2" text:time-value="21:21:14.2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21:21:15.907000000</meta:creation-date>
    <dc:title>Default-Calibri</dc:title>
    <meta:editing-duration>PT10H43M46S</meta:editing-duration>
    <meta:editing-cycles>3</meta:editing-cycles>
    <meta:generator>LibreOffice/7.2.5.2$Windows_X86_64 LibreOffice_project/499f9727c189e6ef3471021d6132d4c694f357e5</meta:generator>
    <dc:date>2022-05-01T08:05:01.168000000</dc:date>
    <meta:document-statistic meta:table-count="1" meta:cell-count="28" meta:object-count="0"/>
    <meta:template xlink:type="simple" xlink:actuate="onRequest" xlink:title="Default-Calibri" xlink:href="../../../../Users/Venelin/AppData/Roaming/LibreOffice/4/user/template/Default-Calibri.ots" meta:date="2022-04-30T21:21:14.719000000"/>
  </office:meta>
</office:document-meta>
</file>